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1.736cm" fo:min-width="3.786cm"/>
    </style:style>
    <style:style style:name="gr2" style:family="graphic" style:parent-style-name="standard">
      <style:graphic-properties draw:stroke="none" draw:fill-color="#a7a9ac" draw:textarea-horizontal-align="justify" draw:textarea-vertical-align="middle" draw:auto-grow-height="false" fo:min-height="1.95cm" fo:min-width="12.9cm"/>
    </style:style>
    <style:style style:name="gr3" style:family="graphic" style:parent-style-name="standard">
      <style:graphic-properties draw:stroke="none" draw:fill-color="#a7a9ac" draw:textarea-horizontal-align="justify" draw:textarea-vertical-align="middle" draw:auto-grow-height="false" fo:min-height="1.75cm" fo:min-width="1.6cm"/>
    </style:style>
    <style:style style:name="gr4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dash" draw:stroke-dash="Fine_20_Dashed" svg:stroke-width="0.035cm" svg:stroke-color="#a7a9ac" draw:marker-start-width="0.252cm" draw:marker-end-width="0.252cm" draw:fill="none" draw:textarea-horizontal-align="justify" draw:textarea-vertical-align="middle" draw:auto-grow-height="false" fo:min-height="8.816cm" fo:min-width="2.466cm" fo:padding-top="0.142cm" fo:padding-bottom="0.142cm" fo:padding-left="0.267cm" fo:padding-right="0.267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  <style:text-properties style:font-name="Open Sans" fo:font-size="14pt" style:font-size-asian="14pt" style:font-size-complex="14pt"/>
    </style:style>
    <style:style style:name="P3" style:family="paragraph">
      <style:paragraph-properties fo:text-align="center"/>
      <style:text-properties style:font-name="Open Sans" fo:font-size="15pt" style:font-size-asian="15pt" style:font-size-complex="15pt"/>
    </style:style>
    <style:style style:name="P4" style:family="paragraph">
      <loext:graphic-properties draw:fill-color="#a7a9ac"/>
      <style:paragraph-properties fo:text-align="center"/>
      <style:text-properties style:font-name="Open Sans" fo:font-size="15pt" style:font-size-asian="15pt" style:font-size-complex="15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ize="13pt" style:font-size-asian="13pt" style:font-size-complex="13pt"/>
    </style:style>
    <style:style style:name="P8" style:family="paragraph">
      <loext:graphic-properties draw:fill="none" draw:fill-color="#ffffff"/>
      <style:paragraph-properties fo:text-align="center"/>
      <style:text-properties style:font-name="Open Sans" fo:font-size="13pt" style:font-size-asian="13pt" style:font-size-complex="13pt"/>
    </style:style>
    <style:style style:name="T1" style:family="text">
      <style:text-properties style:font-name="Open Sans" fo:font-size="14pt" style:font-size-asian="14pt" style:font-size-complex="14pt"/>
    </style:style>
    <style:style style:name="T2" style:family="text">
      <style:text-properties style:font-name="Open Sans" fo:font-size="15pt" style:font-size-asian="15pt" style:font-size-complex="15pt"/>
    </style:style>
    <style:style style:name="T3" style:family="text">
      <style:text-properties style:font-name="Open Sans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cm" svg:height="2.2cm" svg:x="5.9cm" svg:y="1cm">
          <text:p text:style-name="P1"><text:span text:style-name="T1">wicked</text:span></text:p>
          <text:p text:style-name="P1"><text:span text:style-name="T1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4.5cm" svg:height="2.2cm" svg:x="5.9cm" svg:y="5.5cm">
          <text:p text:style-name="P1"><text:span text:style-name="T1">nanny</text:span></text:p>
          <text:p text:style-name="P1"><text:span text:style-name="T1">(policy agen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4.5cm" svg:height="2.2cm" svg:x="15.1cm" svg:y="5.5cm">
          <text:p text:style-name="P1"><text:span text:style-name="T1">wicked</text:span></text:p>
          <text:p text:style-name="P1"><text:span text:style-name="T1">(master daem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5" draw:id="id5" draw:layer="layout" svg:width="13.4cm" svg:height="2.2cm" svg:x="6.5cm" svg:y="12.4cm">
          <text:p text:style-name="P3"><text:span text:style-name="T2">Kerne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1cm" svg:height="2cm" svg:x="25.05cm" svg:y="1.6cm">
          <text:p text:style-name="P5"><text:span text:style-name="T2">dhcp4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8.15cm" svg:y1="3.2cm" svg:x2="8.15cm" svg:y2="5.5cm" draw:start-shape="id1" draw:start-glue-point="2" draw:end-shape="id2" svg:d="M8150 3200v2300" svg:viewBox="0 0 1 2301">
          <text:p/>
        </draw:connector>
        <draw:connector draw:style-name="gr4" draw:text-style-name="P6" draw:layer="layout" draw:type="line" svg:x1="10.4cm" svg:y1="6.6cm" svg:x2="15.1cm" svg:y2="6.6cm" draw:start-shape="id2" draw:start-glue-point="1" draw:end-shape="id3" draw:end-glue-point="3" svg:d="M10400 6600h4700" svg:viewBox="0 0 4701 1">
          <text:p/>
        </draw:connector>
        <draw:custom-shape draw:style-name="gr3" draw:text-style-name="P4" xml:id="id4" draw:id="id4" draw:layer="layout" svg:width="2.1cm" svg:height="2cm" svg:x="25.05cm" svg:y="4.75cm">
          <text:p text:style-name="P5"><text:span text:style-name="T2">dhcp6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1cm" svg:height="2cm" svg:x="25.05cm" svg:y="7.9cm">
          <text:p text:style-name="P5"><text:span text:style-name="T2">wpa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25.05cm" svg:y1="5.75cm" svg:x2="19.6cm" svg:y2="6.6cm" draw:start-shape="id4" draw:start-glue-point="3" draw:end-shape="id3" draw:end-glue-point="1" svg:d="M25050 5750h-2724v850h-2726" svg:viewBox="0 0 5451 851">
          <text:p/>
        </draw:connector>
        <draw:connector draw:style-name="gr4" draw:text-style-name="P6" draw:layer="layout" svg:x1="17.35cm" svg:y1="7.7cm" svg:x2="13.2cm" svg:y2="12.4cm" draw:start-shape="id3" draw:start-glue-point="2" draw:end-shape="id5" svg:d="M17350 7700v2351h-4150v2349" svg:viewBox="0 0 4151 4701">
          <text:p/>
        </draw:connector>
        <draw:frame draw:style-name="gr5" draw:text-style-name="P8" xml:id="id6" draw:id="id6" draw:layer="layout" svg:width="3.343cm" svg:height="1.487cm" svg:x="0.057cm" svg:y="0.313cm">
          <draw:text-box>
            <text:p text:style-name="P7"><text:span text:style-name="T3">Static</text:span></text:p>
            <text:p text:style-name="P7"><text:span text:style-name="T3">configuration</text:span></text:p>
          </draw:text-box>
        </draw:frame>
        <draw:connector draw:style-name="gr6" draw:text-style-name="P6" draw:layer="layout" draw:type="curve" svg:x1="3.4cm" svg:y1="1.056cm" svg:x2="5.9cm" svg:y2="2.1cm" draw:start-shape="id6" draw:start-glue-point="1" draw:end-shape="id1" draw:end-glue-point="3" svg:d="M3400 1056c1875 0 625 1044 2500 1044" svg:viewBox="0 0 2501 1045">
          <text:p/>
        </draw:connector>
        <draw:frame draw:style-name="gr5" draw:text-style-name="P8" xml:id="id7" draw:id="id7" draw:layer="layout" svg:width="2.09cm" svg:height="0.869cm" svg:x="0.683cm" svg:y="4.713cm">
          <draw:text-box>
            <text:p text:style-name="P7"><text:span text:style-name="T3">Policies</text:span></text:p>
          </draw:text-box>
        </draw:frame>
        <draw:connector draw:style-name="gr7" draw:text-style-name="P6" draw:layer="layout" draw:type="curve" svg:x1="2.773cm" svg:y1="5.147cm" svg:x2="5.9cm" svg:y2="6.6cm" draw:start-shape="id7" draw:start-glue-point="1" draw:end-shape="id2" draw:end-glue-point="3" svg:d="M2773 5147c2346 0 783 1453 3127 1453" svg:viewBox="0 0 3128 1454">
          <text:p/>
        </draw:connector>
        <draw:frame draw:style-name="gr5" draw:text-style-name="P8" draw:layer="layout" svg:width="3.101cm" svg:height="1.487cm" svg:x="6.6cm" svg:y="8.1cm">
          <draw:text-box>
            <text:p text:style-name="P7"><text:span text:style-name="T3">Apply config</text:span></text:p>
            <text:p text:style-name="P7"><text:span text:style-name="T3">policies</text:span></text:p>
          </draw:text-box>
        </draw:frame>
        <draw:frame draw:style-name="gr5" draw:text-style-name="P8" draw:layer="layout" svg:width="2.767cm" svg:height="0.869cm" svg:x="13.499cm" svg:y="11.263cm">
          <draw:text-box>
            <text:p text:style-name="P7"><text:span text:style-name="T3">Setup calls</text:span></text:p>
          </draw:text-box>
        </draw:frame>
        <draw:frame draw:style-name="gr5" draw:text-style-name="P8" draw:layer="layout" svg:width="1.903cm" svg:height="0.869cm" svg:x="10.65cm" svg:y="6.8cm">
          <draw:text-box>
            <text:p text:style-name="P7"><text:span text:style-name="T3">Events</text:span></text:p>
          </draw:text-box>
        </draw:frame>
        <draw:frame draw:style-name="gr5" draw:text-style-name="P8" draw:layer="layout" svg:width="3.207cm" svg:height="0.869cm" svg:x="11.958cm" svg:y="5.531cm">
          <draw:text-box>
            <text:p text:style-name="P7"><text:span text:style-name="T3">Method calls</text:span></text:p>
          </draw:text-box>
        </draw:frame>
        <draw:frame draw:style-name="gr5" draw:text-style-name="P8" draw:layer="layout" svg:width="1.903cm" svg:height="0.869cm" svg:x="17.697cm" svg:y="8.431cm">
          <draw:text-box>
            <text:p text:style-name="P7"><text:span text:style-name="T3">Events</text:span></text:p>
          </draw:text-box>
        </draw:frame>
        <draw:custom-shape draw:style-name="gr8" draw:text-style-name="P6" draw:layer="layout" svg:width="3cm" svg:height="9.1cm" svg:x="24.6cm" svg:y="1.2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2.949cm" svg:height="0.869cm" svg:x="24.633cm" svg:y="0.2cm">
          <draw:text-box>
            <text:p text:style-name="P7"><text:span text:style-name="T3">Supplican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ds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4T14:17:03.775242420</meta:creation-date>
    <dc:date>2017-07-14T14:35:10.019703653</dc:date>
    <meta:editing-duration>PT17M57S</meta:editing-duration>
    <meta:editing-cycles>17</meta:editing-cycles>
    <meta:generator>LibreOffice/5.3.3.2$Linux_X86_64 LibreOffice_project/30m0$Build-2</meta:generator>
    <meta:document-statistic meta:object-count="22"/>
  </office:meta>
</office:document-meta>
</file>